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4.882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9016in"/>
    </style:style>
    <style:style style:name="co11" style:family="table-column">
      <style:table-column-properties fo:break-before="auto" style:column-width="4.732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0.9929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3091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6728in"/>
    </style:style>
    <style:style style:name="co19" style:family="table-column">
      <style:table-column-properties fo:break-before="auto" style:column-width="5.018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0.8374in"/>
    </style:style>
    <style:style style:name="co27" style:family="table-column">
      <style:table-column-properties fo:break-before="auto" style:column-width="1.3445in"/>
    </style:style>
    <style:style style:name="co28" style:family="table-column">
      <style:table-column-properties fo:break-before="auto" style:column-width="5.0827in"/>
    </style:style>
    <style:style style:name="co29" style:family="table-column">
      <style:table-column-properties fo:break-before="auto" style:column-width="0.8445in"/>
    </style:style>
    <style:style style:name="co30" style:family="table-column">
      <style:table-column-properties fo:break-before="auto" style:column-width="0.9161in"/>
    </style:style>
    <style:style style:name="co31" style:family="table-column">
      <style:table-column-properties fo:break-before="auto" style:column-width="1.602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5335in"/>
    </style:style>
    <style:style style:name="co34" style:family="table-column">
      <style:table-column-properties fo:break-before="auto" style:column-width="4.9827in"/>
    </style:style>
    <style:style style:name="co35" style:family="table-column">
      <style:table-column-properties fo:break-before="auto" style:column-width="1.0862in"/>
    </style:style>
    <style:style style:name="co36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style-name="ce5" table:number-columns-repeated="16368"/>
        </table:table-row>
        <table:table-row table:style-name="ro1">
          <table:table-cell office:value-type="string" calcext:value-type="string">
            <text:p>Edge O’ 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office:value-type="string" calcext:value-type="string">
            <text:p>Weird case since it’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wkeeper’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gger’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table:style-name="ce6"/>
          <table:table-cell office:value-type="string" calcext:value-type="string">
            <text:p>MAXHP +52 ATK +17 DEF +9 Assault +10% Iron Stance +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rvivor’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unner’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nter’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 table:number-columns-repeated="2"/>
          <table:table-cell office:value-type="string" calcext:value-type="string">
            <text:p>Shooter % downgrade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ulk Calibre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omentum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table:style-name="ce6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3"/>
        </table:table-row>
      </table:table>
      <table:table table:name="Progressive Head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style-name="ce5" table:number-columns-repeated="16368"/>
        </table:table-row>
        <table:table-row table:style-name="ro1">
          <table:table-cell office:value-type="string" calcext:value-type="string">
            <text:p>Explorer’s 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4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ief’s B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it’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’s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rglar’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ner’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ectrician’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agon’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Shop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ruit’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</table:table>
      <table:table table:name="Progressive Torso" table:style-name="ta1">
        <table:table-column table:style-name="co2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 table:number-columns-repeated="3"/>
          <table:table-cell office:value-type="string" calcext:value-type="string">
            <text:p>Outlier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2"/>
          <table:table-cell office:value-type="string" calcext:value-type="string">
            <text:p>You can only get 1 ma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neaky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</table:table>
      <table:table table:name="Progressive Legs" table:style-name="ta1">
        <table:table-column table:style-name="co20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4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K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'.A1:'Progressive Head'.K47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'Progressive Torso'.A1:'Progressive Torso'.P45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3" table:target-range-address="'Progressive Legs'.A1:'Progressive Legs'.K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01:31:32.060681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5-05T01:40:20.251192067</dc:date>
    <meta:editing-duration>PT13H14M34S</meta:editing-duration>
    <meta:editing-cycles>393</meta:editing-cycles>
    <meta:generator>LibreOffice/7.5.9.2$Linux_X86_64 LibreOffice_project/50$Build-2</meta:generator>
    <meta:document-statistic meta:table-count="4" meta:cell-count="1582" meta:object-count="0"/>
  </office:meta>
</office:document-meta>
</file>